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11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LOG2_L1_Size</text:p>
          </table:table-cell>
          <table:table-cell office:value-type="string" calcext:value-type="string">
            <text:p>Miss_Rate</text:p>
          </table:table-cell>
          <table:table-cell/>
          <table:table-cell office:value-type="string" calcext:value-type="string">
            <text:p>LOG2_L1_Size</text:p>
          </table:table-cell>
          <table:table-cell office:value-type="string" calcext:value-type="string">
            <text:p>Miss_Rate</text:p>
          </table:table-cell>
          <table:table-cell/>
          <table:table-cell office:value-type="string" calcext:value-type="string">
            <text:p>LOG2_L1_Size</text:p>
          </table:table-cell>
          <table:table-cell office:value-type="string" calcext:value-type="string">
            <text:p>Miss_Rate</text:p>
          </table:table-cell>
          <table:table-cell/>
          <table:table-cell office:value-type="string" calcext:value-type="string">
            <text:p>LOG2_L1_Size</text:p>
          </table:table-cell>
          <table:table-cell office:value-type="string" calcext:value-type="string">
            <text:p>Miss_Rate</text:p>
          </table:table-cell>
          <table:table-cell/>
          <table:table-cell office:value-type="string" calcext:value-type="string">
            <text:p>LOG2_L1_Size</text:p>
          </table:table-cell>
          <table:table-cell office:value-type="string" calcext:value-type="string">
            <text:p>Miss_Ra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399" calcext:value-type="float">
            <text:p>0.13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942" calcext:value-type="float">
            <text:p>0.09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812" calcext:value-type="float">
            <text:p>0.08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745" calcext:value-type="float">
            <text:p>0.07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924" calcext:value-type="float">
            <text:p>0.09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629" calcext:value-type="float">
            <text:p>0.062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462" calcext:value-type="float">
            <text:p>0.04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403" calcext:value-type="float">
            <text:p>0.040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23" calcext:value-type="float">
            <text:p>0.052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343" calcext:value-type="float">
            <text:p>0.034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258" calcext:value-type="float">
            <text:p>0.025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256" calcext:value-type="float">
            <text:p>0.02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04" calcext:value-type="float">
            <text:p>0.03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182" calcext:value-type="float">
            <text:p>0.018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116" calcext:value-type="float">
            <text:p>0.01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107" calcext:value-type="float">
            <text:p>0.010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13" calcext:value-type="float">
            <text:p>0.02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118" calcext:value-type="float">
            <text:p>0.01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87" calcext:value-type="float">
            <text:p>0.00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5" calcext:value-type="float">
            <text:p>0.01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86" calcext:value-type="float">
            <text:p>0.008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86" calcext:value-type="float">
            <text:p>0.008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47" calcext:value-type="float">
            <text:p>0.014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85" calcext:value-type="float">
            <text:p>0.00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85" calcext:value-type="float">
            <text:p>0.00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85" calcext:value-type="float">
            <text:p>0.00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85" calcext:value-type="float">
            <text:p>0.008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85" calcext:value-type="float">
            <text:p>0.008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85" calcext:value-type="float">
            <text:p>0.008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85" calcext:value-type="float">
            <text:p>0.008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85" calcext:value-type="float">
            <text:p>0.008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85" calcext:value-type="float">
            <text:p>0.008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85" calcext:value-type="float">
            <text:p>0.008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85" calcext:value-type="float">
            <text:p>0.008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85" calcext:value-type="float">
            <text:p>0.008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85" calcext:value-type="float">
            <text:p>0.008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85" calcext:value-type="float">
            <text:p>0.008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85" calcext:value-type="float">
            <text:p>0.008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85" calcext:value-type="float">
            <text:p>0.00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9T20:44:14.568581828</dc:date>
    <meta:editing-duration>PT19M13S</meta:editing-duration>
    <meta:editing-cycles>5</meta:editing-cycles>
    <meta:generator>LibreOffice/7.4.7.2$Linux_X86_64 LibreOffice_project/40$Build-2</meta:generator>
    <meta:document-statistic meta:table-count="1" meta:cell-count="110" meta:object-count="0"/>
  </office:meta>
</office:document-meta>
</file>